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abb11" style:font-weight-asian="bold" style:font-weight-complex="bold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0dc6b6" style:font-size-asian="12pt" style:font-weight-asian="normal" style:font-size-complex="12pt" style:font-weight-complex="normal"/>
    </style:style>
    <style:style style:name="P15" style:family="paragraph" style:parent-style-name="Standard" style:list-style-name="L2"/>
    <style:style style:name="P16" style:family="paragraph" style:parent-style-name="Standard" style:list-style-name="L4">
      <style:paragraph-properties fo:text-align="start" style:justify-single-word="false"/>
      <style:text-properties officeooo:paragraph-rsid="000dc6b6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0beadd"/>
    </style:style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>
      <style:text-properties fo:font-weight="bold" officeooo:paragraph-rsid="0012e32b" style:font-weight-asian="bold" style:font-weight-complex="bold"/>
    </style:style>
    <style:style style:name="T1" style:family="text">
      <style:text-properties officeooo:rsid="0008d4ea"/>
    </style:style>
    <style:style style:name="T2" style:family="text">
      <style:text-properties officeooo:rsid="000a907d"/>
    </style:style>
    <style:style style:name="T3" style:family="text">
      <style:text-properties officeooo:rsid="000a9e17"/>
    </style:style>
    <style:style style:name="T4" style:family="text">
      <style:text-properties officeooo:rsid="000abb11"/>
    </style:style>
    <style:style style:name="T5" style:family="text">
      <style:text-properties fo:font-size="12pt" officeooo:rsid="000abb11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244cbe"/>
    </style:style>
    <style:style style:name="T8" style:family="text">
      <style:text-properties officeooo:rsid="000dc6b6"/>
    </style:style>
    <style:style style:name="T9" style:family="text">
      <style:text-properties officeooo:rsid="000e42ad"/>
    </style:style>
    <style:style style:name="T10" style:family="text">
      <style:text-properties officeooo:rsid="0012e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phores</text:p>
      <text:p text:style-name="P1"/>
      <text:p text:style-name="P1">Semaphore</text:p>
      <text:list xml:id="list933884526" text:style-name="L1">
        <text:list-item>
          <text:p text:style-name="P10">A semaphore is an integer variable that apart from initialization, is accessed only through two standard atomic operations: P()(down()) and V()(up()).</text:p>
        </text:list-item>
        <text:list-item>
          <text:p text:style-name="P10">Semaphores don't become negative even after successive P() after it is zero</text:p>
        </text:list-item>
      </text:list>
      <text:p text:style-name="P2"/>
      <text:p text:style-name="P4">Typical usages</text:p>
      <text:list xml:id="list75159315" text:style-name="L2">
        <text:list-item>
          <text:p text:style-name="P15">As a binary semaphore(mutex)(Initial value = 1)</text:p>
          <text:list>
            <text:list-item>
              <text:p text:style-name="P15">Used to implement mutual exclusion between processes on a critical-section<text:span text:style-name="T9">(Figure 21)</text:span></text:p>
            </text:list-item>
            <text:list-item>
              <text:p text:style-name="P15">The value of the semaphore thus ranges only between 0 and 1 signifying that “critical-section has not been occupied” and “Critical-section has been occupied” respectively</text:p>
            </text:list-item>
          </text:list>
        </text:list-item>
        <text:list-item>
          <text:p text:style-name="P15">As a counting semaphore(initial value equal to the number of resources available)</text:p>
          <text:list>
            <text:list-item>
              <text:p text:style-name="P15">Used to implement access to a given resource/s between multiple contenders(Usually numbering more than the number of resources)</text:p>
            </text:list-item>
            <text:list-item>
              <text:p text:style-name="P11">The value of the semaphore ranges between 0 and +N, where the semaphore value indicates the number of available resources.</text:p>
            </text:list-item>
          </text:list>
        </text:list-item>
        <text:list-item>
          <text:p text:style-name="P11">For scheduling constraints(Initial value = 0)</text:p>
          <text:list>
            <text:list-item>
              <text:p text:style-name="P11">When a thread must wait for a certain condition.</text:p>
            </text:list-item>
            <text:list-item>
              <text:p text:style-name="P11">Implementing thread.join()</text:p>
            </text:list-item>
          </text:list>
        </text:list-item>
      </text:list>
      <text:p text:style-name="P2"/>
      <text:p text:style-name="P1">Why is programming with semaphores is tricky?</text:p>
      <text:p text:style-name="P2">As shown above semaphores can be used in different ways. In a typical synchronization scenario there is a need for </text:p>
      <text:list xml:id="list1939653937" text:style-name="L3">
        <text:list-item>
          <text:p text:style-name="P12">implementing mutual exclusions and </text:p>
        </text:list-item>
        <text:list-item>
          <text:p text:style-name="P12">taking care of scheduling constraints.</text:p>
        </text:list-item>
      </text:list>
      <text:p text:style-name="P2">The order in which the above must be taken care off matters and is subtle. It is semantically difficult to distinguish the different orders though a particular order may result in a deadlock<text:span text:style-name="T2">(Figure 28)</text:span>. Hence there is a need of a higher order synchronization construct to mandate this execution sequence. This is done in the implementation of a monitor construct in a programming language(as in Java) or by specifying a monitor programming paradigm(as in the pthreads <text:span text:style-name="T1">API</text:span> where it is necessary to obtain a mutex lock before waiting or signaling on a condition variable)</text:p>
      <text:p text:style-name="P2"/>
      <text:p text:style-name="P1">Spin-locks<text:span text:style-name="T4">(Figure 20)</text:span></text:p>
      <text:list xml:id="list970744737" text:style-name="L4">
        <text:list-item>
          <text:p text:style-name="P13">The processes busy-waits or spins in the <text:span text:style-name="T3">CPU</text:span> while waiting.</text:p>
          <text:list>
            <text:list-item>
              <text:p text:style-name="P16">Wastes CPU cycles</text:p>
            </text:list-item>
            <text:list-item>
              <text:p text:style-name="P14">Takes CPU cycles away from <text:span text:style-name="T8">the process </text:span>holding lock</text:p>
            </text:list-item>
          </text:list>
        </text:list-item>
        <text:list-item>
          <text:p text:style-name="P13">Spin-locks may be suitable if a process.?????</text:p>
        </text:list-item>
        <text:list-item>
          <text:p text:style-name="P17">Spinlocks are not appropriate for single-processor systems because the condition that would break a process out of the spinlock could be obtained only by executing a different process. If the process is not relinquishing the processor, other processes do not get the opportunity to set the pr<text:span text:style-name="T7">o</text:span>gram condition required for the first process to make <text:s/>progress. In a multiprocessor system, other processes execute on other processors and thereby modify the program state in order to release the <text:span text:style-name="T6">first process from the spinlock. </text:span></text:p>
        </text:list-item>
      </text:list>
      <text:p text:style-name="P5"/>
      <text:p text:style-name="P8">Blocking semaphores<text:span text:style-name="T5">(Figure 21)</text:span></text:p>
      <text:list xml:id="list1576569245" text:style-name="L5">
        <text:list-item>
          <text:p text:style-name="P18">Eliminates the busy waiting present in spin-locks. Processes block instead.</text:p>
        </text:list-item>
      </text:list>
      <text:p text:style-name="P6"/>
      <text:p text:style-name="P9"><text:bookmark text:name="Priority inversion"/>Priority inversion</text:p>
      <text:list xml:id="list1810931546" text:style-name="L6">
        <text:list-item>
          <text:p text:style-name="P19"><text:soft-page-break/>There are three processes L, M and H, whose priorities follow the order L &lt; M &lt; H. </text:p>
        </text:list-item>
        <text:list-item>
          <text:p text:style-name="P19">M may run before H by preempting L if H is waiting on a semaphore for L. </text:p>
        </text:list-item>
      </text:list>
      <text:p text:style-name="Standard"/>
      <text:p text:style-name="P7">Priority inheritance protocol</text:p>
      <text:list xml:id="list1130113318" text:style-name="L7">
        <text:list-item>
          <text:p text:style-name="P20">A protocol to prevent priority inversion</text:p>
        </text:list-item>
        <text:list-item>
          <text:p text:style-name="P20">All processes accessing a shared resource needed by a higher-priority process inherit the higher priority until they are finished with the resource in question.</text:p>
        </text:list-item>
      </text:list>
      <text:p text:style-name="Standard"/>
      <text:p text:style-name="P21"><text:span text:style-name="T10">Implementing semaphores using testAndSet(Figure 3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1-22T08:04:02</dc:date>
    <dc:creator>Kempa </dc:creator>
    <meta:editing-duration>PT5H16M15S</meta:editing-duration>
    <meta:editing-cycles>36</meta:editing-cycles>
    <meta:document-statistic meta:table-count="0" meta:image-count="0" meta:object-count="0" meta:page-count="2" meta:paragraph-count="34" meta:word-count="501" meta:character-count="3110" meta:non-whitespace-character-count="2660"/>
  </office:meta>
</office:document-meta>
</file>